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82in"/>
    </style:style>
    <style:style style:name="ro1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d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03T09:50:33.710289200</meta:creation-date>
    <dc:date>2017-08-04T09:26:19.198770200</dc:date>
    <meta:editing-cycles>3</meta:editing-cycles>
    <meta:editing-duration>PT23H28M27S</meta:editing-duration>
    <meta:document-statistic meta:table-count="1" meta:cell-count="408" meta:object-count="0"/>
    <meta:generator>LibreOffice/7.0.4.2$Linux_X86_64 LibreOffice_project/00$Build-2</meta:generator>
  </office:meta>
</office:document-meta>
</file>